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69" officeooo:paragraph-rsid="001db569"/>
    </style:style>
    <style:style style:name="P2" style:family="paragraph" style:parent-style-name="Standard" style:list-style-name="L2">
      <style:text-properties officeooo:rsid="001db569" officeooo:paragraph-rsid="001db569"/>
    </style:style>
    <style:style style:name="P3" style:family="paragraph" style:parent-style-name="Standard" style:list-style-name="L3">
      <style:text-properties officeooo:rsid="001db569" officeooo:paragraph-rsid="001db569"/>
    </style:style>
    <style:style style:name="P4" style:family="paragraph" style:parent-style-name="Standard" style:list-style-name="L4">
      <style:text-properties officeooo:rsid="001db569" officeooo:paragraph-rsid="001dd675"/>
    </style:style>
    <style:style style:name="P5" style:family="paragraph" style:parent-style-name="Standard">
      <style:text-properties fo:font-weight="bold" officeooo:rsid="001dd675" officeooo:paragraph-rsid="001dd675" style:font-weight-asian="bold" style:font-weight-complex="bold"/>
    </style:style>
    <style:style style:name="P6" style:family="paragraph" style:parent-style-name="Standard" style:list-style-name="L4">
      <style:text-properties fo:font-weight="normal" officeooo:rsid="001dd675" officeooo:paragraph-rsid="001dd675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RN C++</text:p>
      <text:p text:style-name="P1"/>
      <text:p text:style-name="P1"/>
      <text:p text:style-name="P1">1-default,delete, auto keywords</text:p>
      <text:p text:style-name="P1">2-explicit keyword</text:p>
      <text:p text:style-name="P1">3-enum classes (user-defined literals)</text:p>
      <text:p text:style-name="P1">4-reference collapsing(universal reference/forwarded reference)]</text:p>
      <text:p text:style-name="P1">5-perfect forwarding</text:p>
      <text:p text:style-name="P1"/>
      <text:p text:style-name="P1">6- smart pointer(unique,shared,weak)</text:p>
      <text:p text:style-name="P1">7-lamda functions with capture parameters e.g. [] (int n1) {return n1* 10};</text:p>
      <text:p text:style-name="P1">8-thread header file functionalities</text:p>
      <text:list xml:id="list2447175546" text:style-name="L2">
        <text:list-item>
          <text:p text:style-name="P2">std::thread</text:p>
        </text:list-item>
        <text:list-item>
          <text:p text:style-name="P2">unique_look</text:p>
        </text:list-item>
        <text:list-item>
          <text:p text:style-name="P2">recurssive_look</text:p>
        </text:list-item>
        <text:list-item>
          <text:p text:style-name="P2">mutex</text:p>
        </text:list-item>
        <text:list-item>
          <text:p text:style-name="P2">lock_guard</text:p>
        </text:list-item>
        <text:list-item>
          <text:p text:style-name="P2">try_lock</text:p>
        </text:list-item>
      </text:list>
      <text:p text:style-name="P1">9-std::chrono liberary features</text:p>
      <text:p text:style-name="P1">10-std::async &amp; std::future</text:p>
      <text:p text:style-name="P1"/>
      <text:p text:style-name="P1"/>
      <text:p text:style-name="P1">advanced modern c++</text:p>
      <text:list xml:id="list3405958875" text:style-name="L3">
        <text:list-item>
          <text:p text:style-name="P3">std::variant,std::any, std::optional constexpr, switch &amp; if initializers.</text:p>
        </text:list-item>
      </text:list>
      <text:p text:style-name="P1"/>
      <text:p text:style-name="P1"/>
      <text:p text:style-name="P5">#PRINCIPLE OF PROGRAMMING</text:p>
      <text:p text:style-name="P5"/>
      <text:list xml:id="list2870792150" text:style-name="L4">
        <text:list-item>
          <text:p text:style-name="P6">If you can’t explain what you are doing to a 5 year old child, you have don’t understood the concept at all</text:p>
        </text:list-item>
        <text:list-item>
          <text:p text:style-name="P6">if you can’t explain what you understood in technical keyword then you haven’t understood the concept at all</text:p>
        </text:list-item>
        <text:list-item>
          <text:p text:style-name="P6">if you can’t arrange the problem into scalable solutions,you can’t write industry-grade software.</text:p>
        </text:list-item>
        <text:list-item>
          <text:p text:style-name="P6">Memory Management is everything! You cant fight a war for even a byte of memory.</text:p>
          <text:p text:style-name="P4"/>
        </text:list-item>
      </text:list>
      <text:list xml:id="list95715251768889" text:continue-list="list2447175546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09:36:09.922578163</meta:creation-date>
    <dc:date>2023-05-22T09:57:13.259219765</dc:date>
    <meta:editing-duration>PT25S</meta:editing-duration>
    <meta:editing-cycles>1</meta:editing-cycles>
    <meta:document-statistic meta:table-count="0" meta:image-count="0" meta:object-count="0" meta:page-count="1" meta:paragraph-count="24" meta:word-count="140" meta:character-count="982" meta:non-whitespace-character-count="877"/>
    <meta:generator>LibreOffice/6.4.7.2$Linux_X86_64 LibreOffice_project/40$Build-2</meta:generator>
  </office:meta>
</office:document-meta>
</file>